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85cm" fo:min-width="2.818cm"/>
    </style:style>
    <style:style style:name="gr2" style:family="graphic" style:parent-style-name="standard">
      <style:graphic-properties svg:stroke-color="#706e0c" draw:fill-color="#ffffa6" draw:textarea-horizontal-align="justify" draw:textarea-vertical-align="middle" draw:auto-grow-height="false" fo:min-height="4.45cm" fo:min-width="2.6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3cm" fo:min-width="3.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  <style:paragraph-properties style:writing-mode="lr-tb"/>
    </style:style>
    <style:style style:name="gr6" style:family="graphic" style:parent-style-name="objectwithoutfill">
      <style:graphic-properties svg:stroke-width="0.053cm" svg:stroke-color="#706e0c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595cm"/>
      <style:paragraph-properties style:writing-mode="lr-tb"/>
    </style:style>
    <style:style style:name="gr8" style:family="graphic" style:parent-style-name="standard">
      <style:graphic-properties svg:stroke-color="#1e6a39" draw:fill-color="#afd095" draw:textarea-horizontal-align="justify" draw:textarea-vertical-align="middle" draw:auto-grow-height="false" fo:min-height="4.512cm" fo:min-width="0.557cm"/>
    </style:style>
    <style:style style:name="gr9" style:family="graphic" style:parent-style-name="standard">
      <style:graphic-properties svg:stroke-color="#a1467e" draw:fill-color="#bf819e" draw:textarea-horizontal-align="justify" draw:textarea-vertical-align="middle" draw:auto-grow-height="false" fo:min-height="1.02cm" fo:min-width="1.0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11" style:family="graphic" style:parent-style-name="objectwithoutfill">
      <style:graphic-properties svg:stroke-width="0.053cm" svg:stroke-color="#706e0c" draw:marker-start="Arrowheads_20_2" draw:marker-start-width="0.381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1.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fill-color="#999999" draw:textarea-horizontal-align="justify" draw:textarea-vertical-align="middle" draw:auto-grow-height="false" fo:min-height="1.338cm" fo:min-width="1.4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6cm"/>
      <style:paragraph-properties style:writing-mode="lr-tb"/>
    </style:style>
    <style:style style:name="gr17" style:family="graphic" style:parent-style-name="standard">
      <style:graphic-properties svg:stroke-width="0.106cm" svg:stroke-color="#784b04" draw:marker-start-width="0.358cm" draw:marker-end-width="0.358cm" draw:fill="none" draw:textarea-horizontal-align="justify" draw:textarea-vertical-align="middle" draw:auto-grow-height="false" fo:min-height="22.293cm" fo:min-width="14.105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ffa6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DejaVu Sans"/>
    </style:style>
    <style:style style:name="P6" style:family="paragraph">
      <loext:graphic-properties draw:fill="none" draw:fill-color="#ffffff"/>
      <style:paragraph-properties style:writing-mode="lr-tb"/>
      <style:text-properties fo:color="#706e0c" loext:opacity="100%" style:font-name="DejaVu Sans" fo:font-size="14pt" style:font-size-asian="14pt" style:font-size-complex="14pt"/>
    </style:style>
    <style:style style:name="P7" style:family="paragraph">
      <loext:graphic-properties draw:fill-color="#afd095"/>
      <style:paragraph-properties fo:text-align="center"/>
    </style:style>
    <style:style style:name="P8" style:family="paragraph">
      <loext:graphic-properties draw:fill-color="#bf819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style:text-properties style:font-name="DejaVu Sans Mono1"/>
    </style:style>
    <style:style style:name="P12" style:family="paragraph">
      <loext:graphic-properties draw:fill="none" draw:fill-color="#ffffff"/>
      <style:paragraph-properties style:writing-mode="lr-tb"/>
      <style:text-properties fo:color="#706e0c" loext:opacity="100%" style:font-name="DejaVu Sans Mono1" fo:font-size="14pt" style:font-size-asian="14pt" style:font-size-complex="14pt"/>
    </style:style>
    <style:style style:name="T1" style:family="text">
      <style:text-properties fo:color="#706e0c" loext:opacity="100%" style:font-name="DejaVu Sans" fo:font-size="14pt" style:font-size-asian="14pt" style:font-size-complex="14pt"/>
    </style:style>
    <style:style style:name="T2" style:family="text">
      <style:text-properties fo:color="#706e0c" loext:opacity="100%" style:font-name="DejaVu Sans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18cm" svg:height="1.035cm" svg:x="15.922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7cm" svg:x="8.392cm" svg:y="5.0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6cm" svg:height="0.962cm" svg:x="8.44cm" svg:y="5.335cm">
          <draw:text-box>
            <text:p>storage A</text:p>
          </draw:text-box>
        </draw:frame>
        <draw:custom-shape draw:style-name="gr2" draw:text-style-name="P2" draw:layer="layout" svg:width="3.175cm" svg:height="4.7cm" svg:x="15.907cm" svg:y="5.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198cm" svg:height="0.962cm" svg:x="15.89cm" svg:y="5.362cm">
          <draw:text-box>
            <text:p>storage N</text:p>
          </draw:text-box>
        </draw:frame>
        <draw:frame draw:style-name="gr5" draw:text-style-name="P3" draw:layer="layout" svg:width="3.461cm" svg:height="0.962cm" svg:x="15.847cm" svg:y="12.503cm">
          <draw:text-box>
            <text:p>frontend N</text:p>
          </draw:text-box>
        </draw:frame>
        <draw:line draw:style-name="gr6" draw:text-style-name="P4" draw:layer="layout" svg:x1="15.53cm" svg:y1="18.11cm" svg:x2="17.435cm" svg:y2="19.062cm">
          <text:p/>
        </draw:line>
        <draw:line draw:style-name="gr6" draw:text-style-name="P4" draw:layer="layout" svg:x1="11.825cm" svg:y1="17.927cm" svg:x2="11.507cm" svg:y2="19.197cm">
          <text:p/>
        </draw:line>
        <draw:frame draw:style-name="gr7" draw:text-style-name="P6" draw:layer="layout" svg:width="4.32cm" svg:height="0.831cm" svg:x="11.74cm" svg:y="18.292cm">
          <draw:text-box>
            <text:p text:style-name="P5"><text:span text:style-name="T1">computing jobs</text:span></text:p>
          </draw:text-box>
        </draw:frame>
        <draw:custom-shape draw:style-name="gr8" draw:text-style-name="P7" draw:layer="layout" svg:width="1.057cm" svg:height="4.762cm" svg:x="13.7cm" svg:y="19.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87cm" svg:height="1.27cm" svg:x="15.28cm" svg:y="16.5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87cm" svg:height="1.27cm" svg:x="10.525cm" svg:y="16.557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502cm" svg:height="0.962cm" svg:x="11.069cm" svg:y="16.615cm">
          <draw:text-box>
            <text:p>scheduler servers</text:p>
          </draw:text-box>
        </draw:frame>
        <draw:line draw:style-name="gr11" draw:text-style-name="P4" draw:layer="layout" svg:x1="16.788cm" svg:y1="10.19cm" svg:x2="16.665cm" svg:y2="11.765cm">
          <text:p/>
        </draw:line>
        <draw:line draw:style-name="gr6" draw:text-style-name="P4" draw:layer="layout" svg:x1="9.11cm" svg:y1="14.1cm" svg:x2="11.65cm" svg:y2="16.322cm">
          <text:p/>
        </draw:line>
        <draw:line draw:style-name="gr6" draw:text-style-name="P4" draw:layer="layout" svg:x1="13.7cm" svg:y1="13.7cm" svg:x2="14.97cm" svg:y2="16.557cm">
          <text:p/>
        </draw:line>
        <draw:line draw:style-name="gr6" draw:text-style-name="P4" draw:layer="layout" svg:x1="18.065cm" svg:y1="13.882cm" svg:x2="15.981cm" svg:y2="16.409cm">
          <text:p/>
        </draw:line>
        <draw:frame draw:style-name="gr7" draw:text-style-name="P6" draw:layer="layout" svg:width="4.32cm" svg:height="0.831cm" svg:x="9.84cm" svg:y="14.693cm">
          <draw:text-box>
            <text:p text:style-name="P5"><text:span text:style-name="T1">computing jobs</text:span></text:p>
          </draw:text-box>
        </draw:frame>
        <draw:frame draw:style-name="gr12" draw:text-style-name="P6" draw:layer="layout" svg:width="1.92cm" svg:height="0.934cm" svg:x="13.7cm" svg:y="10.673cm">
          <draw:text-box>
            <text:p text:style-name="P5"><text:span text:style-name="T1">data</text:span></text:p>
          </draw:text-box>
        </draw:frame>
        <draw:line draw:style-name="gr11" draw:text-style-name="P4" draw:layer="layout" svg:x1="10.779cm" svg:y1="10.355cm" svg:x2="13.607cm" svg:y2="11.848cm">
          <text:p/>
        </draw:line>
        <draw:line draw:style-name="gr11" draw:text-style-name="P4" draw:layer="layout" svg:x1="9.755cm" svg:y1="10.107cm" svg:x2="9.407cm" svg:y2="12.249cm">
          <text:p/>
        </draw:line>
        <draw:custom-shape draw:style-name="gr1" draw:text-style-name="P1" draw:layer="layout" svg:width="3.318cm" svg:height="1.035cm" svg:x="11.222cm" svg:y="12.43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427cm" svg:height="0.962cm" svg:x="11.115cm" svg:y="12.412cm">
          <draw:text-box>
            <text:p>frontend B</text:p>
          </draw:text-box>
        </draw:frame>
        <draw:custom-shape draw:style-name="gr1" draw:text-style-name="P1" draw:layer="layout" svg:width="3.318cm" svg:height="1.035cm" svg:x="7.322cm" svg:y="12.43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3.389cm" svg:height="0.962cm" svg:x="7.273cm" svg:y="12.455cm">
          <draw:text-box>
            <text:p>frontend A</text:p>
          </draw:text-box>
        </draw:frame>
        <draw:frame draw:style-name="gr14" draw:text-style-name="P9" draw:layer="layout" svg:width="1.035cm" svg:height="0.962cm" svg:x="14.67cm" svg:y="12.347cm">
          <draw:text-box>
            <text:p>...</text:p>
          </draw:text-box>
        </draw:frame>
        <draw:custom-shape draw:style-name="gr8" draw:text-style-name="P7" draw:layer="layout" svg:width="1.057cm" svg:height="4.762cm" svg:x="12.3cm" svg:y="19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57cm" svg:height="4.762cm" svg:x="16.8cm" svg:y="19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57cm" svg:height="4.762cm" svg:x="10.3cm" svg:y="19.28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324cm" svg:height="0.962cm" svg:x="11.669cm" svg:y="20.615cm">
          <draw:text-box>
            <text:p>computing nodes</text:p>
          </draw:text-box>
        </draw:frame>
        <draw:frame draw:style-name="gr14" draw:text-style-name="P9" draw:layer="layout" svg:width="1.035cm" svg:height="0.962cm" svg:x="15.371cm" svg:y="21.647cm">
          <draw:text-box>
            <text:p>...</text:p>
          </draw:text-box>
        </draw:frame>
        <draw:custom-shape draw:style-name="gr15" draw:text-style-name="P10" draw:layer="layout" svg:width="1.905cm" svg:height="1.588cm" svg:x="1.952cm" svg:y="12.43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766cm" svg:height="0.962cm" svg:x="2.074cm" svg:y="12.655cm">
          <draw:text-box>
            <text:p>user</text:p>
          </draw:text-box>
        </draw:frame>
        <draw:line draw:style-name="gr6" draw:text-style-name="P4" draw:layer="layout" svg:x1="3.997cm" svg:y1="12.887cm" svg:x2="7.032cm" svg:y2="13.065cm">
          <text:p/>
        </draw:line>
        <draw:frame draw:style-name="gr12" draw:text-style-name="P12" draw:layer="layout" svg:width="1.92cm" svg:height="0.934cm" svg:x="4.492cm" svg:y="12.112cm">
          <draw:text-box>
            <text:p text:style-name="P11"><text:span text:style-name="T2">ssh</text:span></text:p>
          </draw:text-box>
        </draw:frame>
        <draw:custom-shape draw:style-name="gr17" draw:text-style-name="P4" draw:layer="layout" svg:width="14.605cm" svg:height="22.543cm" svg:x="5.762cm" svg:y="3.22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646cm" svg:height="0.962cm" svg:x="10.94cm" svg:y="3.435cm">
          <draw:text-box>
            <text:p>GRID, all on Linux</text:p>
          </draw:text-box>
        </draw:frame>
        <draw:frame draw:style-name="gr14" draw:text-style-name="P9" draw:layer="layout" svg:width="1.035cm" svg:height="0.962cm" svg:x="13.065cm" svg:y="7.032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08T11:24:11.952503878</dc:date>
    <meta:editing-duration>PT21M9S</meta:editing-duration>
    <meta:editing-cycles>3</meta:editing-cycles>
    <meta:generator>LibreOffice/7.3.6.2$Linux_X86_64 LibreOffice_project/30$Build-2</meta:generator>
    <meta:document-statistic meta:object-count="38"/>
  </office:meta>
</office:document-meta>
</file>